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page</text:p>
      <text:list xml:id="list580821085" text:style-name="L1">
        <text:list-item>
          <text:p text:style-name="P1">registration</text:p>
        </text:list-item>
        <text:list-item>
          <text:p text:style-name="P1">sign in</text:p>
        </text:list-item>
        <text:list-item>
          <text:p text:style-name="P1">browse public images</text:p>
        </text:list-item>
        <text:list-item>
          <text:p text:style-name="P1">see most recently added</text:p>
        </text:list-item>
      </text:list>
      <text:p text:style-name="Standard">Contact Us</text:p>
      <text:list xml:id="list618183055" text:style-name="L4">
        <text:list-item>
          <text:p text:style-name="P3">Information</text:p>
        </text:list-item>
      </text:list>
      <text:p text:style-name="Standard">About Us</text:p>
      <text:list xml:id="list388050924" text:style-name="L5">
        <text:list-item>
          <text:p text:style-name="P4">Information about company</text:p>
        </text:list-item>
      </text:list>
      <text:p text:style-name="Standard">User Home Page</text:p>
      <text:list xml:id="list1120983884" text:style-name="L2">
        <text:list-item>
          <text:p text:style-name="P2">manage albums</text:p>
        </text:list-item>
        <text:list-item>
          <text:p text:style-name="P2">manage user info</text:p>
        </text:list-item>
      </text:list>
      <text:p text:style-name="Standard">Album page</text:p>
      <text:list xml:id="list1005670848" text:style-name="L6">
        <text:list-item>
          <text:p text:style-name="P5">Manage current albums</text:p>
        </text:list-item>
        <text:list-item>
          <text:p text:style-name="P5">Add photos</text:p>
        </text:list-item>
        <text:list-item>
          <text:p text:style-name="P5">Change album settings</text:p>
          <text:list>
            <text:list-item>
              <text:p text:style-name="P5">enum, private, public, mixed</text:p>
            </text:list-item>
            <text:list-item>
              <text:p text:style-name="P5">rename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9T20:28:32</meta:creation-date>
    <meta:document-statistic meta:table-count="0" meta:image-count="0" meta:object-count="0" meta:page-count="1" meta:paragraph-count="18" meta:word-count="56" meta:character-count="277"/>
    <dc:date>2010-04-19T20:49:42</dc:date>
    <meta:editing-duration>PT00H06M00S</meta:editing-duration>
    <meta:editing-cycles>1</meta:editing-cycles>
    <meta:generator>OpenOffice.org/3.1$Linux OpenOffice.org_project/310m19$Build-9420</meta:generator>
  </office:meta>
</office:document-meta>
</file>